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925cm" fo:min-width="25.059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358cm" fo:min-width="3.638cm"/>
    </style:style>
    <style:style style:name="gr3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671cm" fo:min-width="25.059cm" draw:shadow="hidden"/>
    </style:style>
    <style:style style:name="gr4" style:family="graphic" style:parent-style-name="standard">
      <style:graphic-properties draw:stroke="none" svg:stroke-color="#000000" draw:fill="none" draw:fill-color="#ffffff" fo:min-height="1.177cm"/>
    </style:style>
    <style:style style:name="gr5" style:family="graphic" style:parent-style-name="standard">
      <style:graphic-properties draw:textarea-horizontal-align="justify" draw:textarea-vertical-align="middle" draw:auto-grow-height="false" fo:min-height="1.909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9.922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11.39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68cm" fo:min-width="4.296cm"/>
    </style:style>
    <style:style style:name="gr12" style:family="graphic" style:parent-style-name="standard">
      <style:graphic-properties draw:textarea-horizontal-align="justify" draw:textarea-vertical-align="middle" draw:auto-grow-height="false" fo:min-height="1.568cm" fo:min-width="3.638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59cm" svg:height="3.175cm" svg:x="1.381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137cm" svg:height="2.572cm" svg:x="2.489cm" svg:y="17.918cm">
          <text:p text:style-name="P1">Polasci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25.559cm" svg:height="2.921cm" svg:x="1.381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5.559cm" svg:height="2.921cm" svg:x="1.381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5.559cm" svg:height="2.921cm" svg:x="1.381cm" svg:y="12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4.826cm" svg:height="1.427cm" draw:transform="rotate (1.58563162543685) translate (0.208cm 4.577cm)">
          <draw:text-box>
            <text:p><text:span text:style-name="T1">Prezentacioni sloj</text:span></text:p>
          </draw:text-box>
        </draw:frame>
        <draw:frame draw:style-name="gr4" draw:text-style-name="P2" draw:layer="layout" svg:width="4.826cm" svg:height="1.427cm" draw:transform="rotate (1.58563162543685) translate (0.208cm 9.67cm)">
          <draw:text-box>
            <text:p><text:span text:style-name="T1">Klijent kontroler</text:span></text:p>
          </draw:text-box>
        </draw:frame>
        <draw:frame draw:style-name="gr4" draw:text-style-name="P2" draw:layer="layout" svg:width="4.826cm" svg:height="1.427cm" draw:transform="rotate (1.58563162543685) translate (0.208cm 15.499cm)">
          <draw:text-box>
            <text:p><text:span text:style-name="T1">Server kontroler</text:span></text:p>
          </draw:text-box>
        </draw:frame>
        <draw:frame draw:style-name="gr4" draw:text-style-name="P2" draw:layer="layout" svg:width="4.826cm" svg:height="1.427cm" draw:transform="rotate (1.58563162543685) translate (0.208cm 21.087cm)">
          <draw:text-box>
            <text:p><text:span text:style-name="T1">Sloj podataka</text:span></text:p>
          </draw:text-box>
        </draw:frame>
        <draw:custom-shape draw:style-name="gr5" draw:text-style-name="P1" draw:layer="layout" svg:width="4.318cm" svg:height="2.159cm" svg:x="2.262cm" svg:y="1.254cm">
          <text:p text:style-name="P1">Rezervacija</text:p>
          <text:p text:style-name="P1">Karte/mes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2.159cm" svg:x="13.954cm" svg:y="1.254cm">
          <text:p text:style-name="P1">Logovanj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2.159cm" svg:x="20.558cm" svg:y="1.254cm">
          <text:p text:style-name="P1">Reklamacij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2.159cm" svg:x="7.985cm" svg:y="1.254cm">
          <text:p text:style-name="P1">Inf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3.876cm" svg:height="2.159cm" svg:x="2.524cm" svg:y="6.715cm">
          <text:p text:style-name="P1">Validacija podataka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985cm" svg:height="2.159cm" svg:x="12.557cm" svg:y="12.557cm">
          <text:p text:style-name="P1">Autentikacija /</text:p>
          <text:p text:style-name="P1"><text:s/>Autorizacija zaposlen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318cm" svg:height="2.159cm" svg:x="7.869cm" svg:y="12.557cm">
          <text:p text:style-name="P1">Obavestava </text:p>
          <text:p text:style-name="P1">prevoznik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2.159cm" svg:x="2.369cm" svg:y="12.557cm">
          <text:p text:style-name="P1">Proverava </text:p>
          <text:p text:style-name="P1">dostupnost</text:p>
          <text:p text:style-name="P1">resursa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3.413cm" svg:x2="15.636cm" svg:y2="6.334cm">
          <text:p/>
        </draw:line>
        <draw:line draw:style-name="gr9" draw:text-style-name="P1" draw:layer="layout" svg:x1="4.04cm" svg:y1="9.255cm" svg:x2="4.024cm" svg:y2="12.557cm">
          <text:p/>
        </draw:line>
        <draw:line draw:style-name="gr9" draw:text-style-name="P1" draw:layer="layout" svg:x1="4.005cm" svg:y1="14.716cm" svg:x2="4.005cm" svg:y2="18.018cm">
          <text:p/>
        </draw:line>
        <draw:line draw:style-name="gr9" draw:text-style-name="P1" draw:layer="layout" svg:x1="15.605cm" svg:y1="14.716cm" svg:x2="15.605cm" svg:y2="18.018cm">
          <text:p/>
        </draw:line>
        <draw:line draw:style-name="gr10" draw:text-style-name="P1" draw:layer="layout" svg:x1="16.501cm" svg:y1="6.333cm" svg:x2="16.494cm" svg:y2="3.413cm">
          <text:p/>
        </draw:line>
        <draw:line draw:style-name="gr10" draw:text-style-name="P1" draw:layer="layout" svg:x1="4.929cm" svg:y1="12.557cm" svg:x2="4.929cm" svg:y2="9.255cm">
          <text:p/>
        </draw:line>
        <draw:line draw:style-name="gr10" draw:text-style-name="P1" draw:layer="layout" svg:x1="4.929cm" svg:y1="18.018cm" svg:x2="4.937cm" svg:y2="14.716cm">
          <text:p/>
        </draw:line>
        <draw:line draw:style-name="gr10" draw:text-style-name="P1" draw:layer="layout" svg:x1="16.621cm" svg:y1="18.119cm" svg:x2="16.633cm" svg:y2="14.716cm">
          <text:p/>
        </draw:line>
        <draw:custom-shape draw:style-name="gr11" draw:text-style-name="P1" draw:layer="layout" svg:width="4.795cm" svg:height="2.572cm" svg:x="7.989cm" svg:y="17.919cm">
          <text:p text:style-name="P1">Prevoznici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1" draw:layer="layout" svg:x1="4.035cm" svg:y1="3.414cm" svg:x2="4.066cm" svg:y2="6.335cm">
          <text:p/>
        </draw:line>
        <draw:line draw:style-name="gr10" draw:text-style-name="P1" draw:layer="layout" svg:x1="4.955cm" svg:y1="6.335cm" svg:x2="4.948cm" svg:y2="3.415cm">
          <text:p/>
        </draw:line>
        <draw:line draw:style-name="gr9" draw:text-style-name="P1" draw:layer="layout" svg:x1="22.463cm" svg:y1="3.413cm" svg:x2="22.494cm" svg:y2="6.334cm">
          <text:p/>
        </draw:line>
        <draw:line draw:style-name="gr10" draw:text-style-name="P1" draw:layer="layout" svg:x1="23.352cm" svg:y1="6.334cm" svg:x2="23.345cm" svg:y2="3.414cm">
          <text:p/>
        </draw:line>
        <draw:line draw:style-name="gr9" draw:text-style-name="P1" draw:layer="layout" svg:x1="15.644cm" svg:y1="9.255cm" svg:x2="15.628cm" svg:y2="12.557cm">
          <text:p/>
        </draw:line>
        <draw:line draw:style-name="gr10" draw:text-style-name="P1" draw:layer="layout" svg:x1="16.533cm" svg:y1="12.557cm" svg:x2="16.533cm" svg:y2="9.255cm">
          <text:p/>
        </draw:line>
        <draw:line draw:style-name="gr9" draw:text-style-name="P1" draw:layer="layout" svg:x1="22.544cm" svg:y1="9.255cm" svg:x2="22.528cm" svg:y2="12.557cm">
          <text:p/>
        </draw:line>
        <draw:line draw:style-name="gr10" draw:text-style-name="P1" draw:layer="layout" svg:x1="23.433cm" svg:y1="12.557cm" svg:x2="23.433cm" svg:y2="9.255cm">
          <text:p/>
        </draw:line>
        <draw:line draw:style-name="gr9" draw:text-style-name="P1" draw:layer="layout" svg:x1="22.59cm" svg:y1="14.716cm" svg:x2="22.59cm" svg:y2="18.018cm">
          <text:p/>
        </draw:line>
        <draw:line draw:style-name="gr10" draw:text-style-name="P1" draw:layer="layout" svg:x1="23.479cm" svg:y1="18.119cm" svg:x2="23.491cm" svg:y2="14.716cm">
          <text:p/>
        </draw:line>
        <draw:custom-shape draw:style-name="gr12" draw:text-style-name="P1" draw:layer="layout" svg:width="4.137cm" svg:height="2.572cm" svg:x="14.208cm" svg:y="17.891cm">
          <text:p text:style-name="P1">Zaposleni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4.137cm" svg:height="2.572cm" svg:x="20.789cm" svg:y="17.921cm">
          <text:p text:style-name="P1">Rezervacije</text:p>
          <draw:enhanced-geometry svg:viewBox="0 0 88 21600" draw:glue-points="44 ?f6 44 0 0 10800 44 21600 88 10800" draw:text-areas="0 ?f6 88 ?f3" draw:type="can" draw:modifiers="4222.61951029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1" draw:layer="layout" svg:x1="9.431cm" svg:y1="14.717cm" svg:x2="9.431cm" svg:y2="18.019cm">
          <text:p/>
        </draw:line>
        <draw:line draw:style-name="gr10" draw:text-style-name="P1" draw:layer="layout" svg:x1="10.36cm" svg:y1="18.02cm" svg:x2="10.372cm" svg:y2="14.617cm">
          <text:p/>
        </draw:line>
        <draw:custom-shape draw:style-name="gr8" draw:text-style-name="P1" draw:layer="layout" svg:width="6.985cm" svg:height="2.159cm" svg:x="19.796cm" svg:y="12.557cm">
          <text:p text:style-name="P1">Autentikacija /</text:p>
          <text:p text:style-name="P1"><text:s/>Autorizacija kupc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9:56:26.961000000</meta:creation-date>
    <dc:date>2018-12-25T22:28:40.807305978</dc:date>
    <meta:editing-duration>PT36M20S</meta:editing-duration>
    <meta:editing-cycles>7</meta:editing-cycles>
    <meta:generator>LibreOffice/4.2.8.2$Linux_X86_64 LibreOffice_project/420m0$Build-2</meta:generator>
    <meta:document-statistic meta:object-count="41"/>
  </office:meta>
</office:document-meta>
</file>